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d7c1" officeooo:paragraph-rsid="0007d7c1"/>
    </style:style>
    <style:style style:name="P2" style:family="paragraph" style:parent-style-name="Standard">
      <style:text-properties officeooo:rsid="00097995" officeooo:paragraph-rsid="00097995"/>
    </style:style>
    <style:style style:name="P3" style:family="paragraph" style:parent-style-name="Standard">
      <style:text-properties officeooo:rsid="00097995" officeooo:paragraph-rsid="000db13d"/>
    </style:style>
    <style:style style:name="P4" style:family="paragraph" style:parent-style-name="Standard">
      <style:text-properties officeooo:rsid="000e3e92" officeooo:paragraph-rsid="000e3e92"/>
    </style:style>
    <style:style style:name="P5" style:family="paragraph" style:parent-style-name="Standard">
      <style:text-properties officeooo:rsid="000f6479" officeooo:paragraph-rsid="00112c33"/>
    </style:style>
    <style:style style:name="P6" style:family="paragraph" style:parent-style-name="Standard">
      <style:text-properties officeooo:rsid="000f6479" officeooo:paragraph-rsid="0022e782"/>
    </style:style>
    <style:style style:name="P7" style:family="paragraph" style:parent-style-name="Standard">
      <style:text-properties officeooo:rsid="000f6479" officeooo:paragraph-rsid="0024dde9"/>
    </style:style>
    <style:style style:name="P8" style:family="paragraph" style:parent-style-name="Standard">
      <style:text-properties officeooo:rsid="0015de39" officeooo:paragraph-rsid="0015de39"/>
    </style:style>
    <style:style style:name="P9" style:family="paragraph" style:parent-style-name="Standard">
      <style:text-properties officeooo:rsid="001887ee" officeooo:paragraph-rsid="001887ee"/>
    </style:style>
    <style:style style:name="P10" style:family="paragraph" style:parent-style-name="Standard">
      <style:text-properties officeooo:rsid="001c6359" officeooo:paragraph-rsid="001c6359"/>
    </style:style>
    <style:style style:name="P11" style:family="paragraph" style:parent-style-name="Standard">
      <style:text-properties officeooo:rsid="0022e782" officeooo:paragraph-rsid="0022e782"/>
    </style:style>
    <style:style style:name="P12" style:family="paragraph" style:parent-style-name="Standard">
      <style:text-properties officeooo:rsid="002ba34a" officeooo:paragraph-rsid="002ba34a"/>
    </style:style>
    <style:style style:name="P13" style:family="paragraph" style:parent-style-name="Standard">
      <style:text-properties officeooo:paragraph-rsid="002ba34a"/>
    </style:style>
    <style:style style:name="T1" style:family="text">
      <style:text-properties officeooo:rsid="000ad641"/>
    </style:style>
    <style:style style:name="T2" style:family="text">
      <style:text-properties officeooo:rsid="000ca50b"/>
    </style:style>
    <style:style style:name="T3" style:family="text">
      <style:text-properties officeooo:rsid="000db13d"/>
    </style:style>
    <style:style style:name="T4" style:family="text">
      <style:text-properties officeooo:rsid="000e3e92"/>
    </style:style>
    <style:style style:name="T5" style:family="text">
      <style:text-properties officeooo:rsid="000f6479"/>
    </style:style>
    <style:style style:name="T6" style:family="text">
      <style:text-properties officeooo:rsid="000fbd11"/>
    </style:style>
    <style:style style:name="T7" style:family="text">
      <style:text-properties officeooo:rsid="00199536"/>
    </style:style>
    <style:style style:name="T8" style:family="text">
      <style:text-properties officeooo:rsid="001a7105"/>
    </style:style>
    <style:style style:name="T9" style:family="text">
      <style:text-properties officeooo:rsid="001d8fc8"/>
    </style:style>
    <style:style style:name="T10" style:family="text">
      <style:text-properties officeooo:rsid="001e8fad"/>
    </style:style>
    <style:style style:name="T11" style:family="text">
      <style:text-properties officeooo:rsid="00215470"/>
    </style:style>
    <style:style style:name="T12" style:family="text">
      <style:text-properties officeooo:rsid="0022e782"/>
    </style:style>
    <style:style style:name="T13" style:family="text">
      <style:text-properties officeooo:rsid="0024dde9"/>
    </style:style>
    <style:style style:name="T14" style:family="text">
      <style:text-properties officeooo:rsid="00277fe1"/>
    </style:style>
    <style:style style:name="T15" style:family="text">
      <style:text-properties officeooo:rsid="00282f68"/>
    </style:style>
    <style:style style:name="T16" style:family="text">
      <style:text-properties officeooo:rsid="002ba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出发点:</text:p>
      <text:p text:style-name="P3"><text:tab/>常规天气数据训练的视觉检测应用在复杂天气<text:span text:style-name="T4">（雨天、雾天、低光）</text:span>状况下性能不佳<text:span text:style-name="T1">，提出了</text:span><text:span text:style-name="T2">AIO-GAN的图像增强级联方案。相比于one </text:span><text:span text:style-name="T3">by one一类工作的创新</text:span></text:p>
      <text:p text:style-name="P3"/>
      <text:p text:style-name="P3"><text:span text:style-name="T2">（1）提出了 门控转换模块 来区分 复杂天气图像的所属类别（2）提出了多分支的编分自编码器生成对抗网络 （3）自编码器高层权值共享来保证输出的一致性和稳定性</text:span></text:p>
      <text:p text:style-name="P2"/>
      <text:p text:style-name="P4">（1）门控模块：对输入的多风格复杂天气数据进行分类处理<text:span text:style-name="T5">，输入到后续对应的变分自编码器分支中</text:span></text:p>
      <text:p text:style-name="P5">（2）多分支的变分自编码器<text:span text:style-name="T6">：针对不同风格的天气数据，利用不同的变分编码器分支进行处理，然后解码器生成特定目标风格的数据</text:span></text:p>
      <text:p text:style-name="P5">（<text:span text:style-name="T10">3）高层权值共享，编码器的浅层网络用于提取图像数据的背景风格特征，而深层网络用于提取前景实例特征，为了提高输出的一致性和稳定性，对深层网络的进行全值共享</text:span></text:p>
      <text:p text:style-name="P5"/>
      <text:p text:style-name="P8">（3）训练时，会利用鉴别器进行对抗训练，提升生成数据的质量。</text:p>
      <text:p text:style-name="P9">（4）推理时，将生成器产生的数据用于检测算法</text:p>
      <text:p text:style-name="P5"/>
      <text:p text:style-name="P9">如何训练：</text:p>
      <text:p text:style-name="P9">损失包含三部分：</text:p>
      <text:p text:style-name="P9"><text:tab/>门控模块的多分类交叉商损失、VAE变分自编码器的损失（重构损失和KL散度--<text:span text:style-name="T7">&gt;正态分布和标准正态分布</text:span>）、鉴别器而分类损失</text:p>
      <text:p text:style-name="P5"/>
      <text:p text:style-name="P5">数据集<text:span text:style-name="T8">： 真实常规的场景</text:span><text:span text:style-name="T14">、合成的风格 </text:span><text:span text:style-name="T15">+ 检测标签</text:span></text:p>
      <text:p text:style-name="P10"/>
      <text:p text:style-name="P10">迭代次数： 100000次 <text:s text:c="7"/>img：<text:span text:style-name="T9">256 * 256 <text:s text:c="3"/>batch</text:span><text:span text:style-name="T11">size 4</text:span></text:p>
      <text:p text:style-name="P11">图像数据为图像对，一张复杂天气图片，一张干净天气图片 <text:s text:c="3"/></text:p>
      <text:p text:style-name="P11"/>
      <text:p text:style-name="P6"><text:span text:style-name="T7">门控分类器是单独的模块，在生成器和鉴别器交替训练时，都参与训练</text:span></text:p>
      <text:p text:style-name="P5">生成器和鉴别器轮流训练<text:span text:style-name="T7">：，</text:span></text:p>
      <text:p text:style-name="P5"><text:tab/>鉴别器训练，固定生成器的参数。 <text:s/><text:span text:style-name="T12">4组相同风格的图像对，复杂风格的图像输入门控模块，获得多分类损失，根据真值(前期1.0，后期0.5 末期 0.2) 将门控模块提取的浅层特征 输入对应的变分编码器分支，</text:span> 产生均值和方差<text:span text:style-name="T12">，然后采样生成伪图。伪图标签设置为0，对应干净图片设置为1.输入鉴别器网络，计算鉴别器损失。 更新 门控模块参数和鉴别器参数</text:span><text:span text:style-name="T13">。</text:span></text:p>
      <text:p text:style-name="P7"><text:tab/>生成器训练<text:span text:style-name="T13">，固定鉴别器参数。</text:span><text:span text:style-name="T12">4组相同风格的图像对，复杂风格的图像输入门控模块，获得多分类损失，根据真值(前期1.0，后期0.5 末期 0.2) 将门控模块提取的浅层特征 输入对应的变分编码器分支，</text:span> 产生均值和方差<text:span text:style-name="T12">，计算累积的</text:span><text:span text:style-name="T13">KL散度损失。采样生成伪图，计算重构损失。伪图输入鉴别器，标签设置为1，计算鉴别器损失。更新 </text:span><text:span text:style-name="T12">门控模块参数和生成器参数</text:span><text:span text:style-name="T13">。</text:span></text:p>
      <text:p text:style-name="P2"><text:tab/></text:p>
      <text:p text:style-name="P1">图像质量评估<text:span text:style-name="T16">：</text:span></text:p>
      <text:p text:style-name="P12">PSNR 奉旨信噪比和 SSIM结构相似度</text:p>
      <text:p text:style-name="P13"><text:span text:style-name="T16">PSNR 类似于MSE，评估像素间的累积误差，误差作分母，PSNR越大越好。SSIM比较两张图像的像素均值、方差、协方差。越大越好，</text:span>它从亮度、对比度和结构三个方面度量两幅图像的相似性，其值越大表示图像失真越小，最大值<text:span text:style-name="T16">1。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8T14:07:54.637213117</meta:creation-date>
    <dc:date>2024-12-08T16:08:51.159218751</dc:date>
    <meta:editing-duration>PT57M33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982" meta:character-count="1102" meta:non-whitespace-character-count="1049"/>
  </office:meta>
</office:document-meta>
</file>